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2673" officeooo:paragraph-rsid="00022673"/>
    </style:style>
    <style:style style:name="P2" style:family="paragraph" style:parent-style-name="Standard">
      <style:text-properties style:text-underline-style="solid" style:text-underline-width="auto" style:text-underline-color="font-color" officeooo:rsid="00028fe7" officeooo:paragraph-rsid="00028fe7"/>
    </style:style>
    <style:style style:name="P3" style:family="paragraph" style:parent-style-name="Standard">
      <style:text-properties style:text-underline-style="solid" style:text-underline-width="auto" style:text-underline-color="font-color" officeooo:rsid="000310e0" officeooo:paragraph-rsid="000310e0"/>
    </style:style>
    <style:style style:name="P4" style:family="paragraph" style:parent-style-name="Standard">
      <style:text-properties style:text-underline-style="solid" style:text-underline-width="auto" style:text-underline-color="font-color" officeooo:rsid="0003c3e7" officeooo:paragraph-rsid="0003c3e7"/>
    </style:style>
    <style:style style:name="P5" style:family="paragraph" style:parent-style-name="Standard">
      <style:text-properties style:text-underline-style="solid" style:text-underline-width="auto" style:text-underline-color="font-color" officeooo:rsid="0006ff3e" officeooo:paragraph-rsid="0006ff3e"/>
    </style:style>
    <style:style style:name="P6" style:family="paragraph" style:parent-style-name="Standard">
      <style:text-properties style:text-underline-style="none" officeooo:rsid="00022673" officeooo:paragraph-rsid="00022673"/>
    </style:style>
    <style:style style:name="P7" style:family="paragraph" style:parent-style-name="Standard">
      <style:text-properties style:text-underline-style="none" officeooo:rsid="00028fe7" officeooo:paragraph-rsid="00028fe7"/>
    </style:style>
    <style:style style:name="T1" style:family="text">
      <style:text-properties officeooo:rsid="00028fe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310e0"/>
    </style:style>
    <style:style style:name="T4" style:family="text">
      <style:text-properties style:text-underline-style="none" officeooo:rsid="0003c3e7"/>
    </style:style>
    <style:style style:name="T5" style:family="text">
      <style:text-properties style:text-underline-style="none" officeooo:rsid="00047454"/>
    </style:style>
    <style:style style:name="T6" style:family="text">
      <style:text-properties style:text-underline-style="none" officeooo:rsid="00053fee"/>
    </style:style>
    <style:style style:name="T7" style:family="text">
      <style:text-properties style:text-underline-style="none" officeooo:rsid="00059277"/>
    </style:style>
    <style:style style:name="T8" style:family="text">
      <style:text-properties style:text-underline-style="none" officeooo:rsid="0006ff3e"/>
    </style:style>
    <style:style style:name="T9" style:family="text">
      <style:text-properties officeooo:rsid="0003c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es:</text:p>
      <text:p text:style-name="P1"/>
      <text:p text:style-name="P6">- idCliente: <text:span text:style-name="T1">INT - </text:span>PK – <text:span text:style-name="T1">NN – AI;</text:span></text:p>
      <text:p text:style-name="P6">- <text:span text:style-name="T1">Telefone: INT(12) – NN – UQ;</text:span></text:p>
      <text:p text:style-name="P7">- Nome: VARCHAR(45) – NN;</text:p>
      <text:p text:style-name="P7">- Endereco: <text:span text:style-name="T9">VARCHAR(45) - </text:span>NN;</text:p>
      <text:p text:style-name="P7">- Email: <text:span text:style-name="T9">VARCHAR(45) – </text:span>UQ.</text:p>
      <text:p text:style-name="P7"/>
      <text:p text:style-name="P2">Pedidos:</text:p>
      <text:p text:style-name="P2"><text:span text:style-name="T2"/></text:p>
      <text:p text:style-name="P2"><text:span text:style-name="T2">- idPedido: </text:span><text:span text:style-name="T3">INT – PK – NN – UQ – AI;</text:span></text:p>
      <text:p text:style-name="P2"><text:span text:style-name="T3">- PrecoTotal: FLOAT – NN;</text:span></text:p>
      <text:p text:style-name="P2"><text:span text:style-name="T3">- Data_Pedido: DATETIME - NN;</text:span></text:p>
      <text:p text:style-name="P3"><text:span text:style-name="T2">- Clientes_idCliente: </text:span><text:span text:style-name="T4">INT – PK – NN;</text:span></text:p>
      <text:p text:style-name="P3"><text:span text:style-name="T4">- Data_Venda: DATETIME.</text:span></text:p>
      <text:p text:style-name="P3"><text:span text:style-name="T4"/></text:p>
      <text:p text:style-name="P4">Contem:</text:p>
      <text:p text:style-name="P4"><text:span text:style-name="T2"/></text:p>
      <text:p text:style-name="P4"><text:span text:style-name="T2">- Pedidos_idPedido: INT – PK – NN;</text:span></text:p>
      <text:p text:style-name="P4"><text:span text:style-name="T2">- Produtos_idProd: INT – PK – NN;</text:span></text:p>
      <text:p text:style-name="P4"><text:span text:style-name="T2">- Produtos_CodProduto: INT</text:span><text:span text:style-name="T5">(6)</text:span><text:span text:style-name="T2"> – PK – NN.</text:span></text:p>
      <text:p text:style-name="P4"><text:span text:style-name="T2"/></text:p>
      <text:p text:style-name="P4">Produtos:</text:p>
      <text:p text:style-name="P4"><text:span text:style-name="T2"/></text:p>
      <text:p text:style-name="P4"><text:span text:style-name="T2">- </text:span><text:span text:style-name="T5">idProd: INT – PK – NN – UQ – AI;</text:span></text:p>
      <text:p text:style-name="P4"><text:span text:style-name="T5">- CodProduto: INT(</text:span><text:span text:style-name="T6">6) - <text:s/>PK – NN – UQ;</text:span></text:p>
      <text:p text:style-name="P4"><text:span text:style-name="T6">- Descricao: VARCHAR(45) – NN;</text:span></text:p>
      <text:p text:style-name="P4"><text:span text:style-name="T6">- Preco: FLOAT – NN;</text:span></text:p>
      <text:p text:style-name="P4"><text:span text:style-name="T6">- Pagina: INT (4) – NN;</text:span></text:p>
      <text:p text:style-name="P4"><text:span text:style-name="T6">- Qtd_Estoque: </text:span><text:span text:style-name="T7">INT – </text:span><text:span text:style-name="T8">NN.</text:span></text:p>
      <text:p text:style-name="P4"><text:span text:style-name="T8"/></text:p>
      <text:p text:style-name="P5">Itens_Pedido:</text:p>
      <text:p text:style-name="P5"><text:span text:style-name="T2"/></text:p>
      <text:p text:style-name="P5"><text:span text:style-name="T2">- idItens: INT – PK – NN – UQ – AI;</text:span></text:p>
      <text:p text:style-name="P5"><text:span text:style-name="T2">- idPedido: INT – NN;</text:span></text:p>
      <text:p text:style-name="P5"><text:span text:style-name="T2">- idProduto: INT – N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0:18:27.721000000</meta:creation-date>
    <dc:date>2018-06-11T03:06:22.715000000</dc:date>
    <meta:editing-duration>PT37S</meta:editing-duration>
    <meta:editing-cycles>1</meta:editing-cycles>
    <meta:document-statistic meta:table-count="0" meta:image-count="0" meta:object-count="0" meta:page-count="1" meta:paragraph-count="27" meta:word-count="115" meta:character-count="690" meta:non-whitespace-character-count="566"/>
    <meta:generator>LibreOffice/4.4.6.3$Windows_x86 LibreOffice_project/e8938fd3328e95dcf59dd64e7facd2c7d67c704d</meta:generator>
  </office:meta>
</office:document-meta>
</file>